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paragraph-rsid="0018a334" style:font-size-asian="14pt" style:font-size-complex="16pt"/>
    </style:style>
    <style:style style:name="P2" style:family="paragraph" style:parent-style-name="Standard">
      <style:paragraph-properties fo:text-align="center" style:justify-single-word="false"/>
      <style:text-properties fo:font-size="16pt" officeooo:paragraph-rsid="001eedbe" style:font-size-asian="14pt" style:font-size-complex="16pt"/>
    </style:style>
    <style:style style:name="P3" style:family="paragraph" style:parent-style-name="Standard">
      <style:paragraph-properties fo:text-align="start" style:justify-single-word="false"/>
      <style:text-properties fo:font-size="16pt" officeooo:paragraph-rsid="0018a334" style:font-size-asian="14pt" style:font-size-complex="16pt"/>
    </style:style>
    <style:style style:name="P4" style:family="paragraph" style:parent-style-name="Standard">
      <style:paragraph-properties fo:text-align="start" style:justify-single-word="false"/>
      <style:text-properties fo:font-size="16pt" officeooo:paragraph-rsid="00191145" style:font-size-asian="14pt" style:font-size-complex="16pt"/>
    </style:style>
    <style:style style:name="P5" style:family="paragraph" style:parent-style-name="Standard">
      <style:paragraph-properties fo:text-align="start" style:justify-single-word="false"/>
      <style:text-properties fo:font-size="16pt" officeooo:paragraph-rsid="00196dfc" style:font-size-asian="14pt" style:font-size-complex="16pt"/>
    </style:style>
    <style:style style:name="P6" style:family="paragraph" style:parent-style-name="Standard">
      <style:paragraph-properties fo:text-align="start" style:justify-single-word="false"/>
      <style:text-properties fo:font-size="16pt" officeooo:paragraph-rsid="001a51c0" style:font-size-asian="14pt" style:font-size-complex="16pt"/>
    </style:style>
    <style:style style:name="P7" style:family="paragraph" style:parent-style-name="Standard">
      <style:paragraph-properties fo:text-align="start" style:justify-single-word="false"/>
      <style:text-properties fo:font-size="16pt" officeooo:paragraph-rsid="001bf47e" style:font-size-asian="14pt" style:font-size-complex="16pt"/>
    </style:style>
    <style:style style:name="P8" style:family="paragraph" style:parent-style-name="Standard">
      <style:paragraph-properties fo:text-align="start" style:justify-single-word="false"/>
      <style:text-properties fo:font-size="16pt" officeooo:paragraph-rsid="001da1b8" style:font-size-asian="14pt" style:font-size-complex="16pt"/>
    </style:style>
    <style:style style:name="P9" style:family="paragraph" style:parent-style-name="Standard">
      <style:paragraph-properties fo:text-align="start" style:justify-single-word="false"/>
      <style:text-properties fo:font-size="16pt" officeooo:paragraph-rsid="001eedbe" style:font-size-asian="14pt" style:font-size-complex="16pt"/>
    </style:style>
    <style:style style:name="T1" style:family="text">
      <style:text-properties officeooo:rsid="0018a334"/>
    </style:style>
    <style:style style:name="T2" style:family="text">
      <style:text-properties officeooo:rsid="00191145"/>
    </style:style>
    <style:style style:name="T3" style:family="text">
      <style:text-properties officeooo:rsid="00196dfc"/>
    </style:style>
    <style:style style:name="T4" style:family="text">
      <style:text-properties officeooo:rsid="001a51c0"/>
    </style:style>
    <style:style style:name="T5" style:family="text">
      <style:text-properties officeooo:rsid="001bf47e"/>
    </style:style>
    <style:style style:name="T6" style:family="text">
      <style:text-properties officeooo:rsid="001da1b8"/>
    </style:style>
    <style:style style:name="T7" style:family="text">
      <style:text-properties officeooo:rsid="001eed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in Spiel mit Eulen – Titel muss noch gefunden werden!</text:span></text:p>
      <text:p text:style-name="P3"><text:span text:style-name="T1"/></text:p>
      <text:p text:style-name="P3"><text:span text:style-name="T1">Man spielt einen Jungen oder Mädchen, welches/r gerade angefangen hat, an den populären Eulenkämpfen mit zu machen, weil er/sie vom Vater eine Eule geschenkt bekommen hat. </text:span></text:p>
      <text:p text:style-name="P3"><text:span text:style-name="T1">Nach einigen Kämpfen und Siegen wird man von einem Fremden in ein Match in der etwas entfernten Vorstadt eingeladen. Nach der Frage beim Vater (die Mutter ist übrigens tot) stimmt dieser dem Vorhaben zu, er kommt aber als Zuschauer mit. Verliert man das Match soll man erst mal ein wenig üben, gewinnt man aber, wird man von allen Anwesenden, inklusive dem Gegner, dem Fremden der einen Eingeladen hat und dem Vater aufs höchste gelobt. Außerdem, so wird einem mitgeteilt, ist man damit der lokalen Liga beigetreten! </text:span><text:span text:style-name="T2">Der Fremde verschwindet ohne viele Worte.</text:span></text:p>
      <text:p text:style-name="P4"><text:span text:style-name="T2">Ab diesem Zeitpunkt ist man teil der lokalen Liga beigetreten – und Sammelt die Internationalen Liga-punkte. </text:span></text:p>
      <text:p text:style-name="P4"><text:span text:style-name="T2">An einem Nachmittag nach einem Kampf weicht man aufgrund einer klemmenden Tür auf einen Nebenflur aus. Dort wird man vom Hausmeister gefunden, der einen verärgert fragt was man in den Quartieren der höherrangigen Kämpfern macht und es wird mit Strafen gedroht. Gerade, als man denkt, das man keinen Ausweg mehr hat, kommen 2 Personen aus einer Tür – Manfred und Luna. Diese fragen den Hausmeister was denn der ganze Lärm soll, worauf dieser seine Version der Geschichte erläutert. Doch nun passiert etwas unerwartetes: Luna und Manfred schauen sich kurz an und dann helfen sie einem, indem sie behaupten, man sei ihr Gast. Ab diesem Zeitpunkt ist man eng mit den Beiden befreundet, kann dinge mit ihnen unternehmen und zusammen mit ihnen üben. Wenn man nun einige Zeit mit Nebensächlichen aufgaben verbracht hat und außer dem ein paar Liga-punkte gesammelt hat, kommt Manfred auf einmal auf ihn zugelaufen und berichtet voller Panik das man ihm seine Eule geklaut hat. Er bringt einem zu der Stelle wo das Passiert ist und man kann sich durchfragen bis zu einem kleinen Lagerhaus wo man dann sofort mit einigen schwarz gekleideten und vermummten Menschen zusammentrifft. Durch Glück findet man eine Metallstange und kann sich damit den Weg in das Gebäude prügeln, um schließlich auf den Boss dort, Michael, zu treffen, welcher einen auslacht, zumindest bis man anfängt ihn mit der Metallstange zu verprügeln. Nach dem Kampf nimmt man ihm den Schlüssel des Lagerhauses ab, mit dem man dann die Eule von Manfred und einige andere befreien kann. <text:line-break/></text:span><text:soft-page-break/><text:span text:style-name="T2">Natürlich versucht man sofort Informationen über diese Leute zu ergattern, was aber aufs härteste misslingt. </text:span></text:p>
      <text:p text:style-name="P5"><text:span text:style-name="T3">Nebenbei spielt man in der Liga weiter, was auch erfolgreich ist, wodurch man mit der Zeit und dem Erreichen der Punkteschwelle in die Nationale aufsteigt. Damit bekommt man ein Ticket für landesweites Zugfahren, womit man nun das Land bereisen kann. </text:span></text:p>
      <text:p text:style-name="P5"><text:span text:style-name="T3">Mit steigender Punktzahl nimmt auch der Ruhm zu. Doch an einem Abend wird man plötzlich von unbekannten angegriffen, welche man allerdings besiegen kann. Man kriegt aus den Leuten heraus, das sie vom Schwarzmarkt sind und dass man sich nicht an die Polizei wenden braucht. </text:span></text:p>
      <text:p text:style-name="P5"><text:span text:style-name="T3">Das wiederum tut man natürlich trotzdem, und wird dort ausgelacht. Was soll ein Schwarzmarkthändler von Kindern wollen? Ab dort sind nicht nur wilde Tiere und die allgemeine Kriminalität ein Problem, sondern auch dass man gezielt vom Schwarzmark gesucht wird.</text:span></text:p>
      <text:p text:style-name="P6"><text:span text:style-name="T4">Man ist sich in zwischen allerdings auch im klaren, dass es nicht sinnvoll ist sich zu verstecken, und so macht man mit den Kämpfen weiter.</text:span></text:p>
      <text:p text:style-name="P6"><text:span text:style-name="T4">Nach einiger weiterer Zeit wird man von einem Kurier angesprochen, der einem einen Brief überreicht. Liest man diesen, befindet sich in dem Umschlag ein Zettel in dem man zu einem Kampf eingeladen wird, und ein Reiseticket nach Anima in ein Dorf mit Namen Flusslicht. </text:span><text:span text:style-name="T5">Die Reise dort hin dauert ihre Zeit und wenn man dann endlich dort ankommt stellt man eine Sache gleich fest: nahezu jeder dort hat eine Eule – oder so scheint es zumindest, wenn auch etwas seltsam. </text:span></text:p>
      <text:p text:style-name="P7"><text:span text:style-name="T5">Trifft man an dem beschriebenen Haus ein steht einem der Fremde vor den Augen, der einen damals zu den Kämpfen eingeladen hat. Dieser lädt einen zu einem Kampf ein. Diesen verliert man Haushoch – man hat keine Chance. Darauf hin gratuliert einem DIE EULE vom unbekannten, der sich als der aktuelle Meister der Liga – Magnus – herausstellt. Die eigene Verwunderung hält an, auch wenn die Eule einem die Geschichte der Eulen erzählt:</text:span></text:p>
      <text:p text:style-name="P7"><text:span text:style-name="T5"/></text:p>
      <text:p text:style-name="P7"><text:span text:style-name="T5">Die Eulen selbst sind zum Großteil nicht sehr intelligente Wesen. Einige haben sich jedoch über die Jahre herausgebildet, ein eigenes Bewusstsein entwickelt. Diese Kapselten sich ab und schlossen sich in einem „Eulendorf“ nahe dem heutigen Flusslicht zusammen. Mit der Zeit wollten jedoch einige von ihnen mehr von den Menschen erfahren, und haben sich mit einigen wenigen zusammengetan. Außerdem haben sich einige andere <text:s/>gezielt gefangennehmen lassen um an den Turnieren teilzunehmen. Nach einiger zeit bekamen allerdings nicht nur nette Menschen davon Wind und </text:span><text:soft-page-break/><text:span text:style-name="T5">es hat sich ein Schwarzmark herausgebildet in welchem normale Eulen gehandelt und die Intelligenten vernichtet werden, damit sie dagegen nicht vorgehen können.</text:span></text:p>
      <text:p text:style-name="P7"><text:span text:style-name="T5"/></text:p>
      <text:p text:style-name="P7"><text:span text:style-name="T5">Nach dieser Geschichte steht fest das man etwas gegen den Schwarzmark tun muss, besonders weil diese Leute es auch auf einen Selbst abgesehen haben. </text:span></text:p>
      <text:p text:style-name="P7"><text:span text:style-name="T5">Zu der eigenen Überraschung schaltet sich nun auch die eigene Eule in das Gespräch ein – sie ist der Eigenen Meinung und bietet sich an bei Kämpfen zu helfen.</text:span></text:p>
      <text:p text:style-name="P8"><text:span text:style-name="T5">Gestärkt durch diese Infos und die Unterstürzung der eigenen Eule reist man sofort nach Retar zurück um sich dem Schwarzmark dort zu stellen. Ist das erfolgreich und hat man es von den Punkten her in die Internationale Liga geschafft, kann man damit beginnen, mithilfe des Internationalen Tickets von der Liga, überall zu Kämpfen und den Schwarzmark zu erledigen. </text:span><text:span text:style-name="T6">Nach VIELEN kleinen Aufgaben für die jeweiligen Regionen und der Besiegung der Einzelnen Parzellen des Schwarzmarktes kann man herausfinden wo sich das Hauptquartier des Schwarzmarktes befindet. Doch bevor man dort ankommt bekommt man eine Nachricht zugespielt: Gewisse Personen wüssten dass man den Ort kenne, an dem die Eulen wohnten und man wäre frei von allen pflichten. Als kleine Beschleunigung der eigenen Entscheidung habe man den Vater von einem „Konsultiert“. <text:line-break/>Sofort macht man Luna und Manfred ausfindig, welche sofort bereit sind, einem zu helfen. Also stürmt man das HQ, und gerät natürlich sofort in eine Falle, in der Alle gefangen genommen werden. <text:line-break/>Sobald man sich befreit findet man raus, wo sich der Vater und die Freunde aufhalten. Nun muss man sich an einer Wegkreuzung entscheiden: Rettet man den Vater oder die Freunde zuerst?</text:span></text:p>
      <text:p text:style-name="P8"><text:span text:style-name="T6"/></text:p>
      <text:p text:style-name="P8"><text:span text:style-name="T6">Rettet man die Freunde, dann kann man sich mit ihrer Hilfe zum Vater vorarbeiten – Und gerät in eine weitere Falle. Bei dem Kampf, welcher sich in den Hauptraum Verschiebt, wird der Vater befreit und man steht dann dem Boss des Schwarzmarktes gegenüber. Dieser grinst einen an. <text:line-break/>Unerwartet kommen 2 Schwarzgekleidete Personen aus den Nebenräumen und erschießen kaltblütig einen der 2 Freunde und den Vater – aus Wut und <text:s/>voller Hass fängt man wild an Alles und jeden anzugreifen, und schafft es dann Schließlich einem der Mörder die Waffe abzunehmen, um damit den Boss niederzustrecken. Blutüberströmt liegt der Flur. Man wird vom noch </text:span><text:soft-page-break/><text:span text:style-name="T6">lebenden der Beiden Freunde getröstet und verbindet sich noch einmal mit der Polizei. Als diese erscheint, ist man schon längst ohnmächtig.</text:span></text:p>
      <text:p text:style-name="P8"><text:span text:style-name="T6"/></text:p>
      <text:p text:style-name="P8"><text:span text:style-name="T6">Rettet man den Vater zuerst, </text:span><text:span text:style-name="T7">warnt der einen schon von weiten vor einer Falle, jedoch ignoriert man das und wird angegriffen und in den Hauptraum getrieben, zusammen mit dem Vater. Dort Steht man dem Boss gegenüber, welcher lachend auf 2 Personen mit Tuch über dem Kopf deutet und eine davon erschießt – er / sie stellt sich als einer der Freunde heraus. In blinder <text:s/>Wut beginnt man alle der Schwarzmarktleute umzubringen und Schafft das letztendliches auch. Der überlebende Freund und der Vater trösten einen, einer Ruft die Polizei, während man selbst ohnmächtig wird.</text:span></text:p>
      <text:p text:style-name="P8"><text:span text:style-name="T7"/></text:p>
      <text:p text:style-name="P9"><text:span text:style-name="T7">Man findet sich auf der Beerdigung der Toten wieder (zusammen mit dem Abspann) und danach kann man mit dem Turnier vorfahren.</text:span></text:p>
      <text:p text:style-name="P2"><text:span text:style-name="T7">~THE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7:50:27.50</meta:creation-date>
    <dc:date>2013-11-07T20:07:40.62</dc:date>
    <meta:editing-duration>PT1H26M41S</meta:editing-duration>
    <meta:editing-cycles>4</meta:editing-cycles>
    <meta:generator>LibreOffice/3.6$Windows_x86 LibreOffice_project/da8c1e6-fd468f4-454e206-f42a4a9-143cfd</meta:generator>
    <meta:document-statistic meta:table-count="0" meta:image-count="0" meta:object-count="0" meta:page-count="4" meta:paragraph-count="19" meta:word-count="1299" meta:character-count="8087" meta:non-whitespace-character-count="6793"/>
  </office:meta>
</office:document-meta>
</file>